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667fb" officeooo:paragraph-rsid="000667fb"/>
    </style:style>
    <style:style style:name="P2" style:family="paragraph" style:parent-style-name="Standard">
      <style:text-properties officeooo:rsid="0006a49e" officeooo:paragraph-rsid="0006a49e"/>
    </style:style>
    <style:style style:name="P3" style:family="paragraph" style:parent-style-name="Standard">
      <style:text-properties officeooo:rsid="00084085" officeooo:paragraph-rsid="00084085"/>
    </style:style>
    <style:style style:name="P4" style:family="paragraph" style:parent-style-name="Standard">
      <style:text-properties officeooo:rsid="0008a49f" officeooo:paragraph-rsid="0008a49f"/>
    </style:style>
    <style:style style:name="P5" style:family="paragraph" style:parent-style-name="Standard">
      <style:text-properties officeooo:rsid="0009756e" officeooo:paragraph-rsid="0009756e"/>
    </style:style>
    <style:style style:name="P6" style:family="paragraph" style:parent-style-name="Standard">
      <style:text-properties officeooo:rsid="0009e1b1" officeooo:paragraph-rsid="0009e1b1"/>
    </style:style>
    <style:style style:name="T1" style:family="text">
      <style:text-properties officeooo:rsid="0009e1b1"/>
    </style:style>
    <style:style style:name="T2" style:family="text">
      <style:text-properties officeooo:rsid="000ba77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verting graphics to 3d: 3d x window system etcetera. </text:p>
      <text:p text:style-name="P1"><text:s/>Everything needs to be 3d. Again you can do it from the compiler in the os. Everything from text, to rerendering youtube videos and all applications. </text:p>
      <text:p text:style-name="P1"/>
      <text:p text:style-name="P1">But again it just takes loops that are easy for the cpu, lighting and shade can be described to the cpu in terms of bitshifts, and, or, </text:p>
      <text:p text:style-name="P1"/>
      <text:p text:style-name="P1">so recursioin, like bitshift darker and darker </text:p>
      <text:p text:style-name="P1"/>
      <text:p text:style-name="P1">you can even simulate different lighting scenarios on the computer by making one side of the screen brighter than the other. </text:p>
      <text:p text:style-name="P1"/>
      <text:p text:style-name="P2">But yeah you don’t have to do anything special, just write a bit of code that looks at each icon or thing and then renders it close to 3d. </text:p>
      <text:p text:style-name="P2"/>
      <text:p text:style-name="P2">And then again, with rendering letters to a screen on a saved document, use loops, and bitshifts and virtualized letters so most data becomes IO. </text:p>
      <text:p text:style-name="P2"/>
      <text:p text:style-name="P3">So we need a better ASIO, ISO, better Recording studios, all 3d graphics. VR flight, space flight, boating, yachting sims, virtual reality recording studios, tutorials on everything, more support for linux and bsd and hackintosh, better device drivers for open source oses, more tutorials on how to dev on open source oses, </text:p>
      <text:p text:style-name="P3"/>
      <text:p text:style-name="P3">you can render 3d moving graphics to the background screen in windows using loops, bitshifts, if else, random, <text:s/>some virtualized functions, and you can literally make it so that the backround of the computer emulates rainforest, oceans, reefs, thunderstorms, hurricanes, sunrise, sunset, and it doesn’t take a fancy monitor, it just takes shifting colors and red. You can even simulate waves crashing on the shore like this. </text:p>
      <text:p text:style-name="P3"/>
      <text:p text:style-name="P3">You can make the computer feel more lively which will help eyes, and you can make the colors less harsh, more red, darker, and even change parts of the screen. </text:p>
      <text:p text:style-name="P3"/>
      <text:p text:style-name="P4">ASIO’s and opensource device drivers for haiku, reactos, puredarwin, bsd, with tutorials and low latency kernels, and flight gear. Automatic scan and install for drivers. </text:p>
      <text:p text:style-name="P4"/>
      <text:p text:style-name="P4">You need to make kristal audio, darwkwave studio, airrack, darkwave studio come with the computer, and be able to route them to eachother and vsthost and have compatibility for 32 and 64 bit plugins to be routed to eachother. Or just recompile everything 64 bits. And alterego same thing. Plogues alterego. </text:p>
      <text:p text:style-name="P4"/>
      <text:p text:style-name="P4">Make bose device drivers for linux, haiku, and bsd and hackintosh. And midi contoller devices too. <text:s/>Same with bluetooth microsoft keyboards and mice, opensource and make some linux drivers. </text:p>
      <text:p text:style-name="P4"/>
      <text:p text:style-name="P5">Yeah, I might want to use a beos or haiku or reactos or puredarwin kernel using something like WSL.</text:p>
      <text:p text:style-name="P5">And I might want to develop apps like cygwin and mingw to do more, <text:s/>like if we combine os features and combine kernels and dynamically switch them on and off, we can open more files, develop more Operating systems. </text:p>
      <text:p text:style-name="P5"/>
      <text:p text:style-name="P5">Like yeah what if I want to build my own computer, or wriite some custom functions for a plane or a boat, or develop my own fin systems on a surfboard or a plane. </text:p>
      <text:p text:style-name="P5"><text:soft-page-break/></text:p>
      <text:p text:style-name="P5">So I need to know how to compile k-3d under wsl and cygwin and update cygwin algorithms and compiler design to be able to handle those graphics. <text:span text:style-name="T1">Or like routing audio from vsthost to guitarix under cygwin and then back to audacity in windows. </text:span></text:p>
      <text:p text:style-name="P5"/>
      <text:p text:style-name="P6">We also need to develop wood alternatives based on foam, hdpe, rubber and like essential oils and cork and try and grow that on a tree like tissue but with modifications. <text:span text:style-name="T2">And mushroom based foam. And mushroom based alternatives to hdpe and electronic components and magnet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5T11:46:41.075000000</meta:creation-date>
    <dc:date>2018-05-05T12:35:17.216000000</dc:date>
    <meta:editing-duration>PT28M12S</meta:editing-duration>
    <meta:editing-cycles>5</meta:editing-cycles>
    <meta:generator>LibreOffice/6.0.3.2$Windows_X86_64 LibreOffice_project/8f48d515416608e3a835360314dac7e47fd0b821</meta:generator>
    <meta:document-statistic meta:table-count="0" meta:image-count="0" meta:object-count="0" meta:page-count="2" meta:paragraph-count="18" meta:word-count="580" meta:character-count="3372" meta:non-whitespace-character-count="2789"/>
  </office:meta>
</office:document-meta>
</file>